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padding="0.074cm" fo:border-left="none" fo:border-right="none" fo:border-top="none" fo:border-bottom="0.002cm solid #000000" style:join-border="false"/>
    </style:style>
    <style:style style:name="P2" style:family="paragraph" style:parent-style-name="Standard">
      <style:text-properties fo:font-size="13pt" style:font-size-asian="13pt" style:font-size-complex="13pt"/>
    </style:style>
    <style:style style:name="P3" style:family="paragraph" style:parent-style-name="Standard">
      <style:text-properties style:text-underline-style="none"/>
    </style:style>
    <style:style style:name="P4" style:family="paragraph" style:parent-style-name="Standard">
      <style:text-properties fo:font-style="italic" style:text-underline-style="none" style:font-style-asian="italic" style:font-style-complex="italic"/>
    </style:style>
    <style:style style:name="T1" style:family="text">
      <style:text-properties fo:font-size="16pt" fo:font-style="italic" style:font-size-asian="16pt" style:font-style-asian="italic" style:font-size-complex="16pt" style:font-style-complex="italic"/>
    </style:style>
    <style:style style:name="T2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hanks for using QtSixA!</text:span><text:line-break/></text:p>
      <text:p text:style-name="Standard"/>
      <text:p text:style-name="P2">Disconnect devices</text:p>
      <text:p text:style-name="Standard"/>
      <text:p text:style-name="Standard"/>
      <text:p text:style-name="Standard">This is the easy part.</text:p>
      <text:p text:style-name="Standard"/>
      <text:p text:style-name="P3">You have 2 ways of disconnecting the devices – hardware or software:</text:p>
      <text:p text:style-name="P3"><text:span text:style-name="T2">Hardware</text:span> – For the Sixaxis, keep pressing the PS button for 20 seconds. Turn off the keypad with the On/Off switch.</text:p>
      <text:p text:style-name="P3"><text:span text:style-name="T2">Software</text:span> – Look at the left of QtSixA, select a device and click the disconnect button – simple.</text:p>
      <text:p text:style-name="P3"/>
      <text:p text:style-name="P4"><text:span text:style-name="T2">NOTE:</text:span> On some old Linux systems, disconnecting a device may not work on Softwar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10-21T21:54:09</meta:creation-date>
    <dc:date>2009-10-21T23:17:59</dc:date>
    <meta:editing-duration>PT00H28M55S</meta:editing-duration>
    <meta:editing-cycles>22</meta:editing-cycles>
    <meta:generator>OpenOffice.org/3.1$Unix OpenOffice.org_project/310m19$Build-9420</meta:generator>
    <meta:document-statistic meta:table-count="0" meta:image-count="0" meta:object-count="0" meta:page-count="1" meta:paragraph-count="7" meta:word-count="76" meta:character-count="425"/>
  </office:meta>
</office:document-meta>
</file>